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0.30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0.874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3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14T18:10:25.208334329</dc:date>
    <meta:editing-duration>P115DT18H44M26S</meta:editing-duration>
    <meta:editing-cycles>4977</meta:editing-cycles>
    <meta:generator>LibreOffice/7.3.7.2$Linux_X86_64 LibreOffice_project/30$Build-2</meta:generator>
    <meta:document-statistic meta:table-count="9" meta:cell-count="766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